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edb" officeooo:paragraph-rsid="0002d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created for the sake of testing the steps to committing a file in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20:49:39.464114181</meta:creation-date>
    <dc:date>2023-02-16T20:50:07.718912912</dc:date>
    <meta:editing-duration>PT28S</meta:editing-duration>
    <meta:editing-cycles>1</meta:editing-cycles>
    <meta:document-statistic meta:table-count="0" meta:image-count="0" meta:object-count="0" meta:page-count="1" meta:paragraph-count="1" meta:word-count="16" meta:character-count="79" meta:non-whitespace-character-count="64"/>
    <meta:generator>LibreOffice/7.3.7.2$Linux_X86_64 LibreOffice_project/30$Build-2</meta:generator>
  </office:meta>
</office:document-meta>
</file>